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e52d6" officeooo:paragraph-rsid="000e52d6"/>
    </style:style>
    <style:style style:name="P2" style:family="paragraph" style:parent-style-name="Standard">
      <style:paragraph-properties fo:text-align="justify" style:justify-single-word="false"/>
      <style:text-properties officeooo:rsid="000e52d6" officeooo:paragraph-rsid="000e52d6"/>
    </style:style>
    <style:style style:name="P3" style:family="paragraph" style:parent-style-name="Standard">
      <style:paragraph-properties fo:text-align="justify" style:justify-single-word="false"/>
      <style:text-properties officeooo:rsid="000e52d6" officeooo:paragraph-rsid="000f873d"/>
    </style:style>
    <style:style style:name="P4" style:family="paragraph" style:parent-style-name="Standard">
      <style:text-properties fo:font-weight="bold" officeooo:rsid="000e52d6" officeooo:paragraph-rsid="000e52d6" style:font-weight-asian="bold" style:font-weight-complex="bold"/>
    </style:style>
    <style:style style:name="P5" style:family="paragraph" style:parent-style-name="Standard">
      <style:paragraph-properties fo:text-align="center" style:justify-single-word="false"/>
      <style:text-properties fo:font-weight="bold" officeooo:rsid="000e52d6" officeooo:paragraph-rsid="000e52d6" style:font-weight-asian="bold" style:font-weight-complex="bold"/>
    </style:style>
    <style:style style:name="P6" style:family="paragraph" style:parent-style-name="Standard">
      <style:paragraph-properties fo:text-align="justify" style:justify-single-word="false"/>
      <style:text-properties fo:font-weight="bold" officeooo:rsid="000f873d" officeooo:paragraph-rsid="000f873d" style:font-weight-asian="bold" style:font-weight-complex="bold"/>
    </style:style>
    <style:style style:name="P7" style:family="paragraph" style:parent-style-name="Standard">
      <style:text-properties fo:font-weight="bold" officeooo:rsid="000f4b25" officeooo:paragraph-rsid="000f4b25" style:font-weight-asian="bold" style:font-weight-complex="bold"/>
    </style:style>
    <style:style style:name="P8" style:family="paragraph" style:parent-style-name="Standard">
      <style:text-properties officeooo:rsid="000f4b25" officeooo:paragraph-rsid="000f4b25"/>
    </style:style>
    <style:style style:name="P9" style:family="paragraph" style:parent-style-name="Standard">
      <style:paragraph-properties fo:text-align="justify" style:justify-single-word="false"/>
      <style:text-properties officeooo:rsid="000f4b25" officeooo:paragraph-rsid="000f873d"/>
    </style:style>
    <style:style style:name="P10" style:family="paragraph" style:parent-style-name="Standard">
      <style:text-properties officeooo:rsid="000e52d6" officeooo:paragraph-rsid="000e52d6"/>
    </style:style>
    <style:style style:name="P11" style:family="paragraph" style:parent-style-name="Standard">
      <style:text-properties officeooo:rsid="0018ee51" officeooo:paragraph-rsid="0018ee51"/>
    </style:style>
    <style:style style:name="P12" style:family="paragraph" style:parent-style-name="Standard">
      <style:text-properties fo:font-weight="bold" officeooo:rsid="0018ee51" officeooo:paragraph-rsid="0018ee51" style:font-weight-asian="bold" style:font-weight-complex="bold"/>
    </style:style>
    <style:style style:name="T1" style:family="text">
      <style:text-properties officeooo:rsid="000f873d"/>
    </style:style>
    <style:style style:name="T2" style:family="text">
      <style:text-properties officeooo:rsid="0011751d"/>
    </style:style>
    <style:style style:name="T3" style:family="text">
      <style:text-properties officeooo:rsid="0011d9fb"/>
    </style:style>
    <style:style style:name="T4" style:family="text">
      <style:text-properties officeooo:rsid="0013b20c"/>
    </style:style>
    <style:style style:name="T5" style:family="text">
      <style:text-properties officeooo:rsid="001662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tructures and Classes in C++</text:p>
      <text:p text:style-name="P4"/>
      <text:p text:style-name="P4">Structures:</text:p>
      <text:p text:style-name="P3"><text:tab/>A C++ structure is user-defined type that has a group or collection of data and functions that can have different data types inside the structure. <text:span text:style-name="T1">I</text:span>t has access specifiers which are private, protected and public. The default access specifier to the members (data or function) inside the <text:span text:style-name="T1">structure</text:span> is <text:span text:style-name="T1">public</text:span>. </text:p>
      <text:p text:style-name="P1"/>
      <text:p text:style-name="P4">Classes:</text:p>
      <text:p text:style-name="P2"><text:tab/>A C++ class is also a user-defined type that has a group or collection of data and functions that can have different data types inside the class. <text:span text:style-name="T1">I</text:span>t has access specifiers which are private, protected and public. The default access specifier to the members (data or function) inside the class is private. </text:p>
      <text:p text:style-name="P2"/>
      <text:p text:style-name="P6">Access Specifiers:</text:p>
      <text:p text:style-name="P9"><text:tab/>If a member has a public access specifier, meaning that this can be accessed outside, or anywhere in the code. If it is private, only the members inside the class/structure can access it. And if it is protected, also the members of the class can access it as well as it’s child classes/structures (meaning it is derived/basing from the parent class/structure).</text:p>
      <text:p text:style-name="P1"/>
      <text:p text:style-name="P4">Difference between Structures and Classes:</text:p>
      <text:p text:style-name="P2"><text:tab/>C++ Structures are very similar to classes. They both have the same usage. <text:span text:style-name="T3">Both can also do inheritance.</text:span> But their difference is that structures access specifier are <text:span text:style-name="T3">default</text:span> in public <text:span text:style-name="T1">and private for class (same in inheritance) and another difference is the construction/initialization of the class/structure</text:span>.</text:p>
      <text:p text:style-name="P1"/>
      <text:p text:style-name="P12">Why do we need to use Structures and Classes:</text:p>
      <text:p text:style-name="P11"><text:tab/>We should use Strucures and Classes if we want to group specific data and functions in order to improve code debugging, improvement/changes, and readibility.</text:p>
      <text:p text:style-name="P1"/>
      <text:p text:style-name="P4">When to use Structure and Classes:</text:p>
      <text:p text:style-name="P1"><text:tab/><text:span text:style-name="T2">Since Classes are has a default access specifier to private, you can use classes if you want easier initialization, just the same as structures if you want in public and not using class features. Sometimes, this also depends on the convention of the user.</text:span></text:p>
      <text:p text:style-name="P1"/>
      <text:p text:style-name="P1"/>
      <text:p text:style-name="P4">Example of Structure:</text:p>
      <text:p text:style-name="P1">struct Test { </text:p>
      <text:p text:style-name="P1"><text:s text:c="4"/>int x; //<text:span text:style-name="T4">public by default</text:span></text:p>
      <text:p text:style-name="P1"><text:s text:c="4"/><text:span text:style-name="T5">private:</text:span></text:p>
      <text:p text:style-name="P1"><text:s text:c="8"/><text:span text:style-name="T5">int y; //private;</text:span></text:p>
      <text:p text:style-name="P1">}; </text:p>
      <text:p text:style-name="P1"/>
      <text:p text:style-name="P4">Example of Classes:</text:p>
      <text:p text:style-name="P1">class Test { </text:p>
      <text:p text:style-name="P1"><text:s text:c="4"/>int x; //<text:span text:style-name="T4">private by default</text:span></text:p>
      <text:p text:style-name="P1"><text:s text:c="4"/><text:span text:style-name="T5">public:</text:span></text:p>
      <text:p text:style-name="P1"><text:s text:c="8"/><text:span text:style-name="T5">int y; //public</text:span></text:p>
      <text:p text:style-name="P1">}; </text:p>
      <text:p text:style-name="P1"/>
      <text:p text:style-name="P1"/>
      <text:p text:style-name="P1"/>
      <text:p text:style-name="P7"><text:soft-page-break/>Sources:</text:p>
      <text:p text:style-name="P8"><text:a xlink:type="simple" xlink:href="https://stackoverflow.com/questions/54585/when-should-you-use-a-class-vs-a-struct-in-c" text:style-name="Internet_20_link" text:visited-style-name="Visited_20_Internet_20_Link">https://stackoverflow.com/questions/54585/when-should-you-use-a-class-vs-a-struct-in-c</text:a></text:p>
      <text:p text:style-name="P8"><text:a xlink:type="simple" xlink:href="https://www.tutorialspoint.com/cplusplus/cpp_class_access_modifiers.htm" text:style-name="Internet_20_link" text:visited-style-name="Visited_20_Internet_20_Link">https://www.tutorialspoint.com/cplusplus/cpp_class_access_modifiers.htm</text:a></text:p>
      <text:p text:style-name="P8"><text:a xlink:type="simple" xlink:href="https://www.geeksforgeeks.org/structure-vs-class-in-cpp/" text:style-name="Internet_20_link" text:visited-style-name="Visited_20_Internet_20_Link">https://www.geeksforgeeks.org/structure-vs-class-in-cpp/</text:a></text:p>
      <text:p text:style-name="P8"><text:a xlink:type="simple" xlink:href="https://www.geeksforgeeks.org/structures-in-cpp/" text:style-name="Internet_20_link" text:visited-style-name="Visited_20_Internet_20_Link">https://www.geeksforgeeks.org/structures-in-cpp/</text:a></text:p>
      <text:p text:style-name="P8"><text:a xlink:type="simple" xlink:href="https://en.wikipedia.org/wiki/C%2B%2B_classes" text:style-name="Internet_20_link" text:visited-style-name="Visited_20_Internet_20_Link">https://en.wikipedia.org/wiki/C%2B%2B_classe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3T18:44:55.470570185</meta:creation-date>
    <dc:date>2020-03-03T19:29:56.343796732</dc:date>
    <meta:editing-duration>PT30M56S</meta:editing-duration>
    <meta:editing-cycles>14</meta:editing-cycles>
    <meta:generator>LibreOffice/6.0.7.3$Linux_X86_64 LibreOffice_project/00m0$Build-3</meta:generator>
    <meta:document-statistic meta:table-count="0" meta:image-count="0" meta:object-count="0" meta:page-count="2" meta:paragraph-count="31" meta:word-count="344" meta:character-count="2405" meta:non-whitespace-character-count="2048"/>
  </office:meta>
</office:document-meta>
</file>